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ollno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last sem percentage</text:p>
          </table:table-cell>
          <table:table-cell office:value-type="string" calcext:value-type="string">
            <text:p><text:s/>internship</text:p>
          </table:table-cell>
          <table:table-cell office:value-type="string" calcext:value-type="string">
            <text:p>Study-time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ode forces rating</text:p>
          </table:table-cell>
          <table:table-cell office:value-type="string" calcext:value-type="string">
            <text:p>code chef rating</text:p>
          </table:table-cell>
          <table:table-cell office:value-type="string" calcext:value-type="string">
            <text:p>leetcode reput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70; 85)" office:value-type="float" office:value="76" calcext:value-type="float">
            <text:p>76</text:p>
          </table:table-cell>
          <table:table-cell table:formula="of:=RANDBETWEEN(65; 93)" office:value-type="float" office:value="81" calcext:value-type="float">
            <text:p>81</text:p>
          </table:table-cell>
          <table:table-cell table:formula="of:=RANDBETWEEN(70; 88)" office:value-type="float" office:value="77" calcext:value-type="float">
            <text:p>77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8; 98)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RANDBETWEEN(800;1700)" office:value-type="float" office:value="1128" calcext:value-type="float">
            <text:p>1128</text:p>
          </table:table-cell>
          <table:table-cell table:formula="of:=RANDBETWEEN(800;1700)" office:value-type="float" office:value="1235" calcext:value-type="float">
            <text:p>1235</text:p>
          </table:table-cell>
          <table:table-cell table:formula="of:=RANDBETWEEN(1500;2500)" office:value-type="float" office:value="1884" calcext:value-type="float">
            <text:p>18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70; 85)" office:value-type="float" office:value="75" calcext:value-type="float">
            <text:p>75</text:p>
          </table:table-cell>
          <table:table-cell table:formula="of:=RANDBETWEEN(65; 93)" office:value-type="float" office:value="65" calcext:value-type="float">
            <text:p>65</text:p>
          </table:table-cell>
          <table:table-cell table:formula="of:=RANDBETWEEN(70; 88)" office:value-type="float" office:value="80" calcext:value-type="float">
            <text:p>8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8; 98)" office:value-type="float" office:value="95" calcext:value-type="float">
            <text:p>95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823" calcext:value-type="float">
            <text:p>823</text:p>
          </table:table-cell>
          <table:table-cell table:formula="of:=RANDBETWEEN(1100;2200)" office:value-type="float" office:value="1789" calcext:value-type="float">
            <text:p>1789</text:p>
          </table:table-cell>
          <table:table-cell table:formula="of:=RANDBETWEEN(1500;2500)"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70; 85)" office:value-type="float" office:value="84" calcext:value-type="float">
            <text:p>84</text:p>
          </table:table-cell>
          <table:table-cell table:formula="of:=RANDBETWEEN(65; 93)" office:value-type="float" office:value="71" calcext:value-type="float">
            <text:p>71</text:p>
          </table:table-cell>
          <table:table-cell table:formula="of:=RANDBETWEEN(70; 88)" office:value-type="float" office:value="74" calcext:value-type="float">
            <text:p>74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8; 98)" office:value-type="float" office:value="98" calcext:value-type="float">
            <text:p>98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006" calcext:value-type="float">
            <text:p>1006</text:p>
          </table:table-cell>
          <table:table-cell table:formula="of:=RANDBETWEEN(1100;2200)" office:value-type="float" office:value="1169" calcext:value-type="float">
            <text:p>1169</text:p>
          </table:table-cell>
          <table:table-cell table:formula="of:=RANDBETWEEN(1500;2500)" office:value-type="float" office:value="1697" calcext:value-type="float">
            <text:p>16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70; 85)" office:value-type="float" office:value="73" calcext:value-type="float">
            <text:p>73</text:p>
          </table:table-cell>
          <table:table-cell table:formula="of:=RANDBETWEEN(65; 93)" office:value-type="float" office:value="86" calcext:value-type="float">
            <text:p>86</text:p>
          </table:table-cell>
          <table:table-cell table:formula="of:=RANDBETWEEN(70; 88)" office:value-type="float" office:value="74" calcext:value-type="float">
            <text:p>74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8; 98)" office:value-type="float" office:value="94" calcext:value-type="float">
            <text:p>94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179" calcext:value-type="float">
            <text:p>1179</text:p>
          </table:table-cell>
          <table:table-cell table:formula="of:=RANDBETWEEN(1100;2200)" office:value-type="float" office:value="1870" calcext:value-type="float">
            <text:p>1870</text:p>
          </table:table-cell>
          <table:table-cell table:formula="of:=RANDBETWEEN(1500;2500)"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70; 85)" office:value-type="float" office:value="70" calcext:value-type="float">
            <text:p>70</text:p>
          </table:table-cell>
          <table:table-cell table:formula="of:=RANDBETWEEN(65; 93)" office:value-type="float" office:value="72" calcext:value-type="float">
            <text:p>72</text:p>
          </table:table-cell>
          <table:table-cell table:formula="of:=RANDBETWEEN(70; 88)" office:value-type="float" office:value="84" calcext:value-type="float">
            <text:p>84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8; 98)" office:value-type="float" office:value="91" calcext:value-type="float">
            <text:p>9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830" calcext:value-type="float">
            <text:p>830</text:p>
          </table:table-cell>
          <table:table-cell table:formula="of:=RANDBETWEEN(1100;2200)" office:value-type="float" office:value="1190" calcext:value-type="float">
            <text:p>1190</text:p>
          </table:table-cell>
          <table:table-cell table:formula="of:=RANDBETWEEN(1500;2500)"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70; 85)" office:value-type="float" office:value="78" calcext:value-type="float">
            <text:p>78</text:p>
          </table:table-cell>
          <table:table-cell table:formula="of:=RANDBETWEEN(65; 93)" office:value-type="float" office:value="91" calcext:value-type="float">
            <text:p>91</text:p>
          </table:table-cell>
          <table:table-cell table:formula="of:=RANDBETWEEN(70; 88)" office:value-type="float" office:value="70" calcext:value-type="float">
            <text:p>7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8; 98)" office:value-type="float" office:value="91" calcext:value-type="float">
            <text:p>9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934" calcext:value-type="float">
            <text:p>934</text:p>
          </table:table-cell>
          <table:table-cell table:formula="of:=RANDBETWEEN(1100;2200)" office:value-type="float" office:value="1387" calcext:value-type="float">
            <text:p>1387</text:p>
          </table:table-cell>
          <table:table-cell table:formula="of:=RANDBETWEEN(1500;2500)" office:value-type="float" office:value="1752" calcext:value-type="float">
            <text:p>17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70; 85)" office:value-type="float" office:value="81" calcext:value-type="float">
            <text:p>81</text:p>
          </table:table-cell>
          <table:table-cell table:formula="of:=RANDBETWEEN(65; 93)" office:value-type="float" office:value="90" calcext:value-type="float">
            <text:p>90</text:p>
          </table:table-cell>
          <table:table-cell table:formula="of:=RANDBETWEEN(70; 88)" office:value-type="float" office:value="87" calcext:value-type="float">
            <text:p>87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8; 98)" office:value-type="float" office:value="91" calcext:value-type="float">
            <text:p>91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606" calcext:value-type="float">
            <text:p>1606</text:p>
          </table:table-cell>
          <table:table-cell table:formula="of:=RANDBETWEEN(1100;2200)" office:value-type="float" office:value="1819" calcext:value-type="float">
            <text:p>1819</text:p>
          </table:table-cell>
          <table:table-cell table:formula="of:=RANDBETWEEN(1500;2500)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70; 85)" office:value-type="float" office:value="78" calcext:value-type="float">
            <text:p>78</text:p>
          </table:table-cell>
          <table:table-cell table:formula="of:=RANDBETWEEN(65; 93)" office:value-type="float" office:value="92" calcext:value-type="float">
            <text:p>92</text:p>
          </table:table-cell>
          <table:table-cell table:formula="of:=RANDBETWEEN(70; 88)" office:value-type="float" office:value="71" calcext:value-type="float">
            <text:p>7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8; 98)" office:value-type="float" office:value="91" calcext:value-type="float">
            <text:p>91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111" calcext:value-type="float">
            <text:p>1111</text:p>
          </table:table-cell>
          <table:table-cell table:formula="of:=RANDBETWEEN(1100;2200)" office:value-type="float" office:value="1562" calcext:value-type="float">
            <text:p>1562</text:p>
          </table:table-cell>
          <table:table-cell table:formula="of:=RANDBETWEEN(1500;2500)"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70; 85)" office:value-type="float" office:value="79" calcext:value-type="float">
            <text:p>79</text:p>
          </table:table-cell>
          <table:table-cell table:formula="of:=RANDBETWEEN(65; 93)" office:value-type="float" office:value="69" calcext:value-type="float">
            <text:p>69</text:p>
          </table:table-cell>
          <table:table-cell table:formula="of:=RANDBETWEEN(70; 88)" office:value-type="float" office:value="86" calcext:value-type="float">
            <text:p>86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8; 98)" office:value-type="float" office:value="88" calcext:value-type="float">
            <text:p>88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861" calcext:value-type="float">
            <text:p>861</text:p>
          </table:table-cell>
          <table:table-cell table:formula="of:=RANDBETWEEN(1100;2200)" office:value-type="float" office:value="1925" calcext:value-type="float">
            <text:p>1925</text:p>
          </table:table-cell>
          <table:table-cell table:formula="of:=RANDBETWEEN(1500;2500)" office:value-type="float" office:value="2468" calcext:value-type="float">
            <text:p>24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70; 85)" office:value-type="float" office:value="81" calcext:value-type="float">
            <text:p>81</text:p>
          </table:table-cell>
          <table:table-cell table:formula="of:=RANDBETWEEN(65; 93)" office:value-type="float" office:value="91" calcext:value-type="float">
            <text:p>91</text:p>
          </table:table-cell>
          <table:table-cell table:formula="of:=RANDBETWEEN(70; 88)" office:value-type="float" office:value="70" calcext:value-type="float">
            <text:p>7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8; 98)" office:value-type="float" office:value="92" calcext:value-type="float">
            <text:p>92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924" calcext:value-type="float">
            <text:p>924</text:p>
          </table:table-cell>
          <table:table-cell table:formula="of:=RANDBETWEEN(1100;2200)" office:value-type="float" office:value="1294" calcext:value-type="float">
            <text:p>1294</text:p>
          </table:table-cell>
          <table:table-cell table:formula="of:=RANDBETWEEN(1500;2500)" office:value-type="float" office:value="1801" calcext:value-type="float">
            <text:p>18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88;  96)" office:value-type="float" office:value="93" calcext:value-type="float">
            <text:p>93</text:p>
          </table:table-cell>
          <table:table-cell table:formula="of:=RANDBETWEEN(65; 93)" office:value-type="float" office:value="79" calcext:value-type="float">
            <text:p>79</text:p>
          </table:table-cell>
          <table:table-cell table:formula="of:=RANDBETWEEN(70; 88)" office:value-type="float" office:value="77" calcext:value-type="float">
            <text:p>77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8; 98)" office:value-type="float" office:value="88" calcext:value-type="float">
            <text:p>88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189" calcext:value-type="float">
            <text:p>1189</text:p>
          </table:table-cell>
          <table:table-cell table:formula="of:=RANDBETWEEN(1100;2200)" office:value-type="float" office:value="1585" calcext:value-type="float">
            <text:p>1585</text:p>
          </table:table-cell>
          <table:table-cell table:formula="of:=RANDBETWEEN(1500;2500)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88;  96)" office:value-type="float" office:value="96" calcext:value-type="float">
            <text:p>96</text:p>
          </table:table-cell>
          <table:table-cell table:formula="of:=RANDBETWEEN(65; 93)" office:value-type="float" office:value="78" calcext:value-type="float">
            <text:p>78</text:p>
          </table:table-cell>
          <table:table-cell table:formula="of:=RANDBETWEEN(70; 88)" office:value-type="float" office:value="70" calcext:value-type="float">
            <text:p>7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8; 98)" office:value-type="float" office:value="89" calcext:value-type="float">
            <text:p>89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139" calcext:value-type="float">
            <text:p>1139</text:p>
          </table:table-cell>
          <table:table-cell table:formula="of:=RANDBETWEEN(1100;2200)" office:value-type="float" office:value="1810" calcext:value-type="float">
            <text:p>1810</text:p>
          </table:table-cell>
          <table:table-cell table:formula="of:=RANDBETWEEN(1500;2500)" office:value-type="float" office:value="2318" calcext:value-type="float">
            <text:p>23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88;  96)" office:value-type="float" office:value="89" calcext:value-type="float">
            <text:p>89</text:p>
          </table:table-cell>
          <table:table-cell table:formula="of:=RANDBETWEEN(65; 93)" office:value-type="float" office:value="93" calcext:value-type="float">
            <text:p>93</text:p>
          </table:table-cell>
          <table:table-cell table:formula="of:=RANDBETWEEN(70; 88)" office:value-type="float" office:value="80" calcext:value-type="float">
            <text:p>8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8; 98)" office:value-type="float" office:value="97" calcext:value-type="float">
            <text:p>97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118" calcext:value-type="float">
            <text:p>1118</text:p>
          </table:table-cell>
          <table:table-cell table:formula="of:=RANDBETWEEN(1100;2200)" office:value-type="float" office:value="2151" calcext:value-type="float">
            <text:p>2151</text:p>
          </table:table-cell>
          <table:table-cell table:formula="of:=RANDBETWEEN(1500;2500)"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88;  96)" office:value-type="float" office:value="88" calcext:value-type="float">
            <text:p>88</text:p>
          </table:table-cell>
          <table:table-cell table:formula="of:=RANDBETWEEN(65; 93)" office:value-type="float" office:value="71" calcext:value-type="float">
            <text:p>71</text:p>
          </table:table-cell>
          <table:table-cell table:formula="of:=RANDBETWEEN(70; 88)" office:value-type="float" office:value="83" calcext:value-type="float">
            <text:p>83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8; 98)" office:value-type="float" office:value="91" calcext:value-type="float">
            <text:p>91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871" calcext:value-type="float">
            <text:p>871</text:p>
          </table:table-cell>
          <table:table-cell table:formula="of:=RANDBETWEEN(1100;2200)" office:value-type="float" office:value="1209" calcext:value-type="float">
            <text:p>1209</text:p>
          </table:table-cell>
          <table:table-cell table:formula="of:=RANDBETWEEN(1500;2500)"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88;  96)" office:value-type="float" office:value="93" calcext:value-type="float">
            <text:p>93</text:p>
          </table:table-cell>
          <table:table-cell table:formula="of:=RANDBETWEEN(65; 93)" office:value-type="float" office:value="67" calcext:value-type="float">
            <text:p>67</text:p>
          </table:table-cell>
          <table:table-cell table:formula="of:=RANDBETWEEN(70; 88)" office:value-type="float" office:value="88" calcext:value-type="float">
            <text:p>88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8; 98)" office:value-type="float" office:value="88" calcext:value-type="float">
            <text:p>88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411" calcext:value-type="float">
            <text:p>1411</text:p>
          </table:table-cell>
          <table:table-cell table:formula="of:=RANDBETWEEN(1100;2200)" office:value-type="float" office:value="1850" calcext:value-type="float">
            <text:p>1850</text:p>
          </table:table-cell>
          <table:table-cell table:formula="of:=RANDBETWEEN(1500;2500)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88;  96)" office:value-type="float" office:value="95" calcext:value-type="float">
            <text:p>95</text:p>
          </table:table-cell>
          <table:table-cell table:formula="of:=RANDBETWEEN(65; 93)" office:value-type="float" office:value="78" calcext:value-type="float">
            <text:p>78</text:p>
          </table:table-cell>
          <table:table-cell table:formula="of:=RANDBETWEEN(70; 88)" office:value-type="float" office:value="71" calcext:value-type="float">
            <text:p>7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8; 98)" office:value-type="float" office:value="97" calcext:value-type="float">
            <text:p>97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1301" calcext:value-type="float">
            <text:p>1301</text:p>
          </table:table-cell>
          <table:table-cell table:formula="of:=RANDBETWEEN(1100;2200)" office:value-type="float" office:value="1799" calcext:value-type="float">
            <text:p>1799</text:p>
          </table:table-cell>
          <table:table-cell table:formula="of:=RANDBETWEEN(1500;2500)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88;  96)" office:value-type="float" office:value="94" calcext:value-type="float">
            <text:p>94</text:p>
          </table:table-cell>
          <table:table-cell table:formula="of:=RANDBETWEEN(65; 93)" office:value-type="float" office:value="68" calcext:value-type="float">
            <text:p>68</text:p>
          </table:table-cell>
          <table:table-cell table:formula="of:=RANDBETWEEN(70; 88)" office:value-type="float" office:value="86" calcext:value-type="float">
            <text:p>86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8; 98)" office:value-type="float" office:value="96" calcext:value-type="float">
            <text:p>96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498" calcext:value-type="float">
            <text:p>1498</text:p>
          </table:table-cell>
          <table:table-cell table:formula="of:=RANDBETWEEN(1100;2200)" office:value-type="float" office:value="2002" calcext:value-type="float">
            <text:p>2002</text:p>
          </table:table-cell>
          <table:table-cell table:formula="of:=RANDBETWEEN(1500;2500)"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88;  96)" office:value-type="float" office:value="90" calcext:value-type="float">
            <text:p>90</text:p>
          </table:table-cell>
          <table:table-cell table:formula="of:=RANDBETWEEN(65; 93)" office:value-type="float" office:value="73" calcext:value-type="float">
            <text:p>73</text:p>
          </table:table-cell>
          <table:table-cell table:formula="of:=RANDBETWEEN(70; 88)" office:value-type="float" office:value="79" calcext:value-type="float">
            <text:p>79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8; 98)" office:value-type="float" office:value="97" calcext:value-type="float">
            <text:p>97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509" calcext:value-type="float">
            <text:p>1509</text:p>
          </table:table-cell>
          <table:table-cell table:formula="of:=RANDBETWEEN(1100;2200)" office:value-type="float" office:value="2133" calcext:value-type="float">
            <text:p>2133</text:p>
          </table:table-cell>
          <table:table-cell table:formula="of:=RANDBETWEEN(1500;2500)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88;  96)" office:value-type="float" office:value="94" calcext:value-type="float">
            <text:p>94</text:p>
          </table:table-cell>
          <table:table-cell table:formula="of:=RANDBETWEEN(65; 93)" office:value-type="float" office:value="79" calcext:value-type="float">
            <text:p>79</text:p>
          </table:table-cell>
          <table:table-cell table:formula="of:=RANDBETWEEN(70; 88)" office:value-type="float" office:value="79" calcext:value-type="float">
            <text:p>79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8; 98)" office:value-type="float" office:value="96" calcext:value-type="float">
            <text:p>96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1691" calcext:value-type="float">
            <text:p>1691</text:p>
          </table:table-cell>
          <table:table-cell table:formula="of:=RANDBETWEEN(1100;2200)" office:value-type="float" office:value="1119" calcext:value-type="float">
            <text:p>1119</text:p>
          </table:table-cell>
          <table:table-cell table:formula="of:=RANDBETWEEN(1500;2500)"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88;  96)" office:value-type="float" office:value="89" calcext:value-type="float">
            <text:p>89</text:p>
          </table:table-cell>
          <table:table-cell table:formula="of:=RANDBETWEEN(65; 93)" office:value-type="float" office:value="70" calcext:value-type="float">
            <text:p>70</text:p>
          </table:table-cell>
          <table:table-cell table:formula="of:=RANDBETWEEN(70; 88)" office:value-type="float" office:value="73" calcext:value-type="float">
            <text:p>73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8; 98)" office:value-type="float" office:value="93" calcext:value-type="float">
            <text:p>93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642" calcext:value-type="float">
            <text:p>1642</text:p>
          </table:table-cell>
          <table:table-cell table:formula="of:=RANDBETWEEN(1100;2200)" office:value-type="float" office:value="1923" calcext:value-type="float">
            <text:p>1923</text:p>
          </table:table-cell>
          <table:table-cell table:formula="of:=RANDBETWEEN(1500;2500)"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88;  96)" office:value-type="float" office:value="89" calcext:value-type="float">
            <text:p>89</text:p>
          </table:table-cell>
          <table:table-cell table:formula="of:=RANDBETWEEN(65; 93)" office:value-type="float" office:value="89" calcext:value-type="float">
            <text:p>89</text:p>
          </table:table-cell>
          <table:table-cell table:formula="of:=RANDBETWEEN(70; 88)" office:value-type="float" office:value="78" calcext:value-type="float">
            <text:p>78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70; 85)" office:value-type="float" office:value="82" calcext:value-type="float">
            <text:p>82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230" calcext:value-type="float">
            <text:p>1230</text:p>
          </table:table-cell>
          <table:table-cell table:formula="of:=RANDBETWEEN(1100;2200)" office:value-type="float" office:value="1536" calcext:value-type="float">
            <text:p>1536</text:p>
          </table:table-cell>
          <table:table-cell table:formula="of:=RANDBETWEEN(1500;2500)" office:value-type="float" office:value="2361" calcext:value-type="float">
            <text:p>236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88;  96)" office:value-type="float" office:value="94" calcext:value-type="float">
            <text:p>94</text:p>
          </table:table-cell>
          <table:table-cell table:formula="of:=RANDBETWEEN(65; 93)" office:value-type="float" office:value="92" calcext:value-type="float">
            <text:p>92</text:p>
          </table:table-cell>
          <table:table-cell table:formula="of:=RANDBETWEEN(70; 88)" office:value-type="float" office:value="84" calcext:value-type="float">
            <text:p>84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70; 85)" office:value-type="float" office:value="80" calcext:value-type="float">
            <text:p>80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855" calcext:value-type="float">
            <text:p>855</text:p>
          </table:table-cell>
          <table:table-cell table:formula="of:=RANDBETWEEN(1100;2200)" office:value-type="float" office:value="1101" calcext:value-type="float">
            <text:p>1101</text:p>
          </table:table-cell>
          <table:table-cell table:formula="of:=RANDBETWEEN(1500;2500)"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88;  96)" office:value-type="float" office:value="88" calcext:value-type="float">
            <text:p>88</text:p>
          </table:table-cell>
          <table:table-cell table:formula="of:=RANDBETWEEN(65; 93)" office:value-type="float" office:value="72" calcext:value-type="float">
            <text:p>72</text:p>
          </table:table-cell>
          <table:table-cell table:formula="of:=RANDBETWEEN(70; 88)" office:value-type="float" office:value="80" calcext:value-type="float">
            <text:p>8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70; 85)" office:value-type="float" office:value="71" calcext:value-type="float">
            <text:p>7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943" calcext:value-type="float">
            <text:p>943</text:p>
          </table:table-cell>
          <table:table-cell table:formula="of:=RANDBETWEEN(1100;2200)" office:value-type="float" office:value="1723" calcext:value-type="float">
            <text:p>1723</text:p>
          </table:table-cell>
          <table:table-cell table:formula="of:=RANDBETWEEN(1500;2500)" office:value-type="float" office:value="2413" calcext:value-type="float">
            <text:p>241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88;  96)" office:value-type="float" office:value="88" calcext:value-type="float">
            <text:p>88</text:p>
          </table:table-cell>
          <table:table-cell table:formula="of:=RANDBETWEEN(65; 93)" office:value-type="float" office:value="70" calcext:value-type="float">
            <text:p>70</text:p>
          </table:table-cell>
          <table:table-cell table:formula="of:=RANDBETWEEN(70; 88)" office:value-type="float" office:value="70" calcext:value-type="float">
            <text:p>7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70; 85)" office:value-type="float" office:value="77" calcext:value-type="float">
            <text:p>77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115" calcext:value-type="float">
            <text:p>1115</text:p>
          </table:table-cell>
          <table:table-cell table:formula="of:=RANDBETWEEN(1100;2200)" office:value-type="float" office:value="1842" calcext:value-type="float">
            <text:p>1842</text:p>
          </table:table-cell>
          <table:table-cell table:formula="of:=RANDBETWEEN(1500;2500)"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88;  96)" office:value-type="float" office:value="92" calcext:value-type="float">
            <text:p>92</text:p>
          </table:table-cell>
          <table:table-cell table:formula="of:=RANDBETWEEN(65; 93)" office:value-type="float" office:value="66" calcext:value-type="float">
            <text:p>66</text:p>
          </table:table-cell>
          <table:table-cell table:formula="of:=RANDBETWEEN(70; 88)" office:value-type="float" office:value="73" calcext:value-type="float">
            <text:p>73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70; 85)" office:value-type="float" office:value="79" calcext:value-type="float">
            <text:p>79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259" calcext:value-type="float">
            <text:p>1259</text:p>
          </table:table-cell>
          <table:table-cell table:formula="of:=RANDBETWEEN(1100;2200)" office:value-type="float" office:value="1678" calcext:value-type="float">
            <text:p>1678</text:p>
          </table:table-cell>
          <table:table-cell table:formula="of:=RANDBETWEEN(1500;2500)"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88;  96)" office:value-type="float" office:value="88" calcext:value-type="float">
            <text:p>88</text:p>
          </table:table-cell>
          <table:table-cell table:formula="of:=RANDBETWEEN(65; 93)" office:value-type="float" office:value="92" calcext:value-type="float">
            <text:p>92</text:p>
          </table:table-cell>
          <table:table-cell table:formula="of:=RANDBETWEEN(70; 88)" office:value-type="float" office:value="72" calcext:value-type="float">
            <text:p>72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70; 85)" office:value-type="float" office:value="85" calcext:value-type="float">
            <text:p>85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896" calcext:value-type="float">
            <text:p>896</text:p>
          </table:table-cell>
          <table:table-cell table:formula="of:=RANDBETWEEN(1100;2200)" office:value-type="float" office:value="1742" calcext:value-type="float">
            <text:p>1742</text:p>
          </table:table-cell>
          <table:table-cell table:formula="of:=RANDBETWEEN(1500;2500)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88;  96)" office:value-type="float" office:value="93" calcext:value-type="float">
            <text:p>93</text:p>
          </table:table-cell>
          <table:table-cell table:formula="of:=RANDBETWEEN(65; 93)" office:value-type="float" office:value="93" calcext:value-type="float">
            <text:p>93</text:p>
          </table:table-cell>
          <table:table-cell table:formula="of:=RANDBETWEEN(70; 88)" office:value-type="float" office:value="75" calcext:value-type="float">
            <text:p>75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70; 85)" office:value-type="float" office:value="78" calcext:value-type="float">
            <text:p>78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228" calcext:value-type="float">
            <text:p>1228</text:p>
          </table:table-cell>
          <table:table-cell table:formula="of:=RANDBETWEEN(1100;2200)" office:value-type="float" office:value="1207" calcext:value-type="float">
            <text:p>1207</text:p>
          </table:table-cell>
          <table:table-cell table:formula="of:=RANDBETWEEN(1500;2500)"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88;  96)" office:value-type="float" office:value="91" calcext:value-type="float">
            <text:p>91</text:p>
          </table:table-cell>
          <table:table-cell table:formula="of:=RANDBETWEEN(65; 93)" office:value-type="float" office:value="87" calcext:value-type="float">
            <text:p>87</text:p>
          </table:table-cell>
          <table:table-cell table:formula="of:=RANDBETWEEN(70; 88)" office:value-type="float" office:value="76" calcext:value-type="float">
            <text:p>76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70; 85)" office:value-type="float" office:value="70" calcext:value-type="float">
            <text:p>7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1595" calcext:value-type="float">
            <text:p>1595</text:p>
          </table:table-cell>
          <table:table-cell table:formula="of:=RANDBETWEEN(1100;2200)" office:value-type="float" office:value="2174" calcext:value-type="float">
            <text:p>2174</text:p>
          </table:table-cell>
          <table:table-cell table:formula="of:=RANDBETWEEN(1500;2500)" office:value-type="float" office:value="1774" calcext:value-type="float">
            <text:p>17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60; 79)" office:value-type="float" office:value="69" calcext:value-type="float">
            <text:p>69</text:p>
          </table:table-cell>
          <table:table-cell table:formula="of:=RANDBETWEEN(65; 93)" office:value-type="float" office:value="89" calcext:value-type="float">
            <text:p>89</text:p>
          </table:table-cell>
          <table:table-cell table:formula="of:=RANDBETWEEN(70; 88)" office:value-type="float" office:value="79" calcext:value-type="float">
            <text:p>79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70; 85)" office:value-type="float" office:value="80" calcext:value-type="float">
            <text:p>8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415" calcext:value-type="float">
            <text:p>1415</text:p>
          </table:table-cell>
          <table:table-cell table:formula="of:=RANDBETWEEN(1100;2200)" office:value-type="float" office:value="1194" calcext:value-type="float">
            <text:p>1194</text:p>
          </table:table-cell>
          <table:table-cell table:formula="of:=RANDBETWEEN(1500;2500)" office:value-type="float" office:value="1862" calcext:value-type="float">
            <text:p>18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60; 79)" office:value-type="float" office:value="63" calcext:value-type="float">
            <text:p>63</text:p>
          </table:table-cell>
          <table:table-cell table:formula="of:=RANDBETWEEN(65; 93)" office:value-type="float" office:value="79" calcext:value-type="float">
            <text:p>79</text:p>
          </table:table-cell>
          <table:table-cell table:formula="of:=RANDBETWEEN(70; 88)" office:value-type="float" office:value="88" calcext:value-type="float">
            <text:p>88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70; 85)" office:value-type="float" office:value="84" calcext:value-type="float">
            <text:p>84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955" calcext:value-type="float">
            <text:p>955</text:p>
          </table:table-cell>
          <table:table-cell table:formula="of:=RANDBETWEEN(1100;2200)" office:value-type="float" office:value="1880" calcext:value-type="float">
            <text:p>1880</text:p>
          </table:table-cell>
          <table:table-cell table:formula="of:=RANDBETWEEN(1500;2500)"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60; 79)" office:value-type="float" office:value="75" calcext:value-type="float">
            <text:p>75</text:p>
          </table:table-cell>
          <table:table-cell table:formula="of:=RANDBETWEEN(65; 93)" office:value-type="float" office:value="81" calcext:value-type="float">
            <text:p>81</text:p>
          </table:table-cell>
          <table:table-cell table:formula="of:=RANDBETWEEN(70; 88)" office:value-type="float" office:value="78" calcext:value-type="float">
            <text:p>78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70; 85)" office:value-type="float" office:value="73" calcext:value-type="float">
            <text:p>73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591" calcext:value-type="float">
            <text:p>1591</text:p>
          </table:table-cell>
          <table:table-cell table:formula="of:=RANDBETWEEN(1100;2200)" office:value-type="float" office:value="1331" calcext:value-type="float">
            <text:p>1331</text:p>
          </table:table-cell>
          <table:table-cell table:formula="of:=RANDBETWEEN(1500;2500)" office:value-type="float" office:value="2207" calcext:value-type="float">
            <text:p>22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60; 79)" office:value-type="float" office:value="62" calcext:value-type="float">
            <text:p>62</text:p>
          </table:table-cell>
          <table:table-cell table:formula="of:=RANDBETWEEN(65; 93)" office:value-type="float" office:value="93" calcext:value-type="float">
            <text:p>93</text:p>
          </table:table-cell>
          <table:table-cell table:formula="of:=RANDBETWEEN(70; 88)" office:value-type="float" office:value="86" calcext:value-type="float">
            <text:p>86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70; 85)" office:value-type="float" office:value="74" calcext:value-type="float">
            <text:p>74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1562" calcext:value-type="float">
            <text:p>1562</text:p>
          </table:table-cell>
          <table:table-cell table:formula="of:=RANDBETWEEN(1100;2200)" office:value-type="float" office:value="1696" calcext:value-type="float">
            <text:p>1696</text:p>
          </table:table-cell>
          <table:table-cell table:formula="of:=RANDBETWEEN(1500;2500)" office:value-type="float" office:value="2479" calcext:value-type="float">
            <text:p>247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60; 79)" office:value-type="float" office:value="64" calcext:value-type="float">
            <text:p>64</text:p>
          </table:table-cell>
          <table:table-cell table:formula="of:=RANDBETWEEN(65; 93)" office:value-type="float" office:value="67" calcext:value-type="float">
            <text:p>67</text:p>
          </table:table-cell>
          <table:table-cell table:formula="of:=RANDBETWEEN(70; 88)" office:value-type="float" office:value="84" calcext:value-type="float">
            <text:p>84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70; 85)" office:value-type="float" office:value="84" calcext:value-type="float">
            <text:p>84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032" calcext:value-type="float">
            <text:p>1032</text:p>
          </table:table-cell>
          <table:table-cell table:formula="of:=RANDBETWEEN(1100;2200)" office:value-type="float" office:value="2107" calcext:value-type="float">
            <text:p>2107</text:p>
          </table:table-cell>
          <table:table-cell table:formula="of:=RANDBETWEEN(1500;2500)"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60; 79)" office:value-type="float" office:value="72" calcext:value-type="float">
            <text:p>72</text:p>
          </table:table-cell>
          <table:table-cell table:formula="of:=RANDBETWEEN(65; 93)" office:value-type="float" office:value="84" calcext:value-type="float">
            <text:p>84</text:p>
          </table:table-cell>
          <table:table-cell table:formula="of:=RANDBETWEEN(70; 88)" office:value-type="float" office:value="88" calcext:value-type="float">
            <text:p>88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70; 85)" office:value-type="float" office:value="80" calcext:value-type="float">
            <text:p>80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624" calcext:value-type="float">
            <text:p>1624</text:p>
          </table:table-cell>
          <table:table-cell table:formula="of:=RANDBETWEEN(1100;2200)" office:value-type="float" office:value="1960" calcext:value-type="float">
            <text:p>1960</text:p>
          </table:table-cell>
          <table:table-cell table:formula="of:=RANDBETWEEN(1500;2500)"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60; 79)" office:value-type="float" office:value="78" calcext:value-type="float">
            <text:p>78</text:p>
          </table:table-cell>
          <table:table-cell table:formula="of:=RANDBETWEEN(65; 93)" office:value-type="float" office:value="80" calcext:value-type="float">
            <text:p>80</text:p>
          </table:table-cell>
          <table:table-cell table:formula="of:=RANDBETWEEN(70; 88)" office:value-type="float" office:value="83" calcext:value-type="float">
            <text:p>83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70; 85)" office:value-type="float" office:value="73" calcext:value-type="float">
            <text:p>73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1491" calcext:value-type="float">
            <text:p>1491</text:p>
          </table:table-cell>
          <table:table-cell table:formula="of:=RANDBETWEEN(1100;2200)" office:value-type="float" office:value="1109" calcext:value-type="float">
            <text:p>1109</text:p>
          </table:table-cell>
          <table:table-cell table:formula="of:=RANDBETWEEN(1500;2500)"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60; 79)" office:value-type="float" office:value="78" calcext:value-type="float">
            <text:p>78</text:p>
          </table:table-cell>
          <table:table-cell table:formula="of:=RANDBETWEEN(65; 93)" office:value-type="float" office:value="89" calcext:value-type="float">
            <text:p>89</text:p>
          </table:table-cell>
          <table:table-cell table:formula="of:=RANDBETWEEN(70; 88)" office:value-type="float" office:value="76" calcext:value-type="float">
            <text:p>76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70; 85)" office:value-type="float" office:value="75" calcext:value-type="float">
            <text:p>75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948" calcext:value-type="float">
            <text:p>948</text:p>
          </table:table-cell>
          <table:table-cell table:formula="of:=RANDBETWEEN(1100;2200)" office:value-type="float" office:value="1997" calcext:value-type="float">
            <text:p>1997</text:p>
          </table:table-cell>
          <table:table-cell table:formula="of:=RANDBETWEEN(1500;2500)"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81; 88)" office:value-type="float" office:value="82" calcext:value-type="float">
            <text:p>82</text:p>
          </table:table-cell>
          <table:table-cell table:formula="of:=RANDBETWEEN(65; 93)" office:value-type="float" office:value="85" calcext:value-type="float">
            <text:p>85</text:p>
          </table:table-cell>
          <table:table-cell table:formula="of:=RANDBETWEEN(70; 88)" office:value-type="float" office:value="78" calcext:value-type="float">
            <text:p>78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70; 85)" office:value-type="float" office:value="70" calcext:value-type="float">
            <text:p>7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912" calcext:value-type="float">
            <text:p>912</text:p>
          </table:table-cell>
          <table:table-cell table:formula="of:=RANDBETWEEN(1100;2200)" office:value-type="float" office:value="1126" calcext:value-type="float">
            <text:p>1126</text:p>
          </table:table-cell>
          <table:table-cell table:formula="of:=RANDBETWEEN(1500;2500)" office:value-type="float" office:value="2293" calcext:value-type="float">
            <text:p>229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81; 88)" office:value-type="float" office:value="81" calcext:value-type="float">
            <text:p>81</text:p>
          </table:table-cell>
          <table:table-cell table:formula="of:=RANDBETWEEN(65; 93)" office:value-type="float" office:value="87" calcext:value-type="float">
            <text:p>87</text:p>
          </table:table-cell>
          <table:table-cell table:formula="of:=RANDBETWEEN(70; 88)" office:value-type="float" office:value="71" calcext:value-type="float">
            <text:p>7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70; 85)" office:value-type="float" office:value="83" calcext:value-type="float">
            <text:p>83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517" calcext:value-type="float">
            <text:p>1517</text:p>
          </table:table-cell>
          <table:table-cell table:formula="of:=RANDBETWEEN(1100;2200)" office:value-type="float" office:value="1651" calcext:value-type="float">
            <text:p>1651</text:p>
          </table:table-cell>
          <table:table-cell table:formula="of:=RANDBETWEEN(1500;2500)" office:value-type="float" office:value="2446" calcext:value-type="float">
            <text:p>244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81; 88)" office:value-type="float" office:value="87" calcext:value-type="float">
            <text:p>87</text:p>
          </table:table-cell>
          <table:table-cell table:formula="of:=RANDBETWEEN(65; 93)" office:value-type="float" office:value="65" calcext:value-type="float">
            <text:p>65</text:p>
          </table:table-cell>
          <table:table-cell table:formula="of:=RANDBETWEEN(70; 88)" office:value-type="float" office:value="87" calcext:value-type="float">
            <text:p>87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70; 85)" office:value-type="float" office:value="85" calcext:value-type="float">
            <text:p>85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694" calcext:value-type="float">
            <text:p>1694</text:p>
          </table:table-cell>
          <table:table-cell table:formula="of:=RANDBETWEEN(1100;2200)" office:value-type="float" office:value="1856" calcext:value-type="float">
            <text:p>1856</text:p>
          </table:table-cell>
          <table:table-cell table:formula="of:=RANDBETWEEN(1500;2500)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81; 88)" office:value-type="float" office:value="83" calcext:value-type="float">
            <text:p>83</text:p>
          </table:table-cell>
          <table:table-cell table:formula="of:=RANDBETWEEN(65; 93)" office:value-type="float" office:value="88" calcext:value-type="float">
            <text:p>88</text:p>
          </table:table-cell>
          <table:table-cell table:formula="of:=RANDBETWEEN(70; 88)" office:value-type="float" office:value="88" calcext:value-type="float">
            <text:p>88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70; 85)" office:value-type="float" office:value="79" calcext:value-type="float">
            <text:p>79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506" calcext:value-type="float">
            <text:p>1506</text:p>
          </table:table-cell>
          <table:table-cell table:formula="of:=RANDBETWEEN(1100;2200)" office:value-type="float" office:value="1798" calcext:value-type="float">
            <text:p>1798</text:p>
          </table:table-cell>
          <table:table-cell table:formula="of:=RANDBETWEEN(1500;2500)"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81; 88)" office:value-type="float" office:value="85" calcext:value-type="float">
            <text:p>85</text:p>
          </table:table-cell>
          <table:table-cell table:formula="of:=RANDBETWEEN(65; 93)" office:value-type="float" office:value="68" calcext:value-type="float">
            <text:p>68</text:p>
          </table:table-cell>
          <table:table-cell table:formula="of:=RANDBETWEEN(70; 88)" office:value-type="float" office:value="74" calcext:value-type="float">
            <text:p>74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70; 85)" office:value-type="float" office:value="72" calcext:value-type="float">
            <text:p>72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824" calcext:value-type="float">
            <text:p>824</text:p>
          </table:table-cell>
          <table:table-cell table:formula="of:=RANDBETWEEN(1100;2200)" office:value-type="float" office:value="1202" calcext:value-type="float">
            <text:p>1202</text:p>
          </table:table-cell>
          <table:table-cell table:formula="of:=RANDBETWEEN(1500;2500)" office:value-type="float" office:value="2194" calcext:value-type="float">
            <text:p>219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81; 88)" office:value-type="float" office:value="87" calcext:value-type="float">
            <text:p>87</text:p>
          </table:table-cell>
          <table:table-cell table:formula="of:=RANDBETWEEN(65; 93)" office:value-type="float" office:value="81" calcext:value-type="float">
            <text:p>81</text:p>
          </table:table-cell>
          <table:table-cell table:formula="of:=RANDBETWEEN(70; 88)" office:value-type="float" office:value="72" calcext:value-type="float">
            <text:p>72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70; 85)" office:value-type="float" office:value="84" calcext:value-type="float">
            <text:p>84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945" calcext:value-type="float">
            <text:p>945</text:p>
          </table:table-cell>
          <table:table-cell table:formula="of:=RANDBETWEEN(1100;2200)" office:value-type="float" office:value="1444" calcext:value-type="float">
            <text:p>1444</text:p>
          </table:table-cell>
          <table:table-cell table:formula="of:=RANDBETWEEN(1500;2500)"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81; 88)" office:value-type="float" office:value="81" calcext:value-type="float">
            <text:p>81</text:p>
          </table:table-cell>
          <table:table-cell table:formula="of:=RANDBETWEEN(65; 93)" office:value-type="float" office:value="81" calcext:value-type="float">
            <text:p>81</text:p>
          </table:table-cell>
          <table:table-cell table:formula="of:=RANDBETWEEN(70; 88)" office:value-type="float" office:value="70" calcext:value-type="float">
            <text:p>7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70; 85)" office:value-type="float" office:value="79" calcext:value-type="float">
            <text:p>79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1266" calcext:value-type="float">
            <text:p>1266</text:p>
          </table:table-cell>
          <table:table-cell table:formula="of:=RANDBETWEEN(1100;2200)" office:value-type="float" office:value="1915" calcext:value-type="float">
            <text:p>1915</text:p>
          </table:table-cell>
          <table:table-cell table:formula="of:=RANDBETWEEN(1500;2500)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81; 88)" office:value-type="float" office:value="83" calcext:value-type="float">
            <text:p>83</text:p>
          </table:table-cell>
          <table:table-cell table:formula="of:=RANDBETWEEN(65; 93)" office:value-type="float" office:value="73" calcext:value-type="float">
            <text:p>73</text:p>
          </table:table-cell>
          <table:table-cell table:formula="of:=RANDBETWEEN(70; 88)" office:value-type="float" office:value="82" calcext:value-type="float">
            <text:p>82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70; 85)" office:value-type="float" office:value="78" calcext:value-type="float">
            <text:p>78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852" calcext:value-type="float">
            <text:p>852</text:p>
          </table:table-cell>
          <table:table-cell table:formula="of:=RANDBETWEEN(1100;2200)" office:value-type="float" office:value="2065" calcext:value-type="float">
            <text:p>2065</text:p>
          </table:table-cell>
          <table:table-cell table:formula="of:=RANDBETWEEN(1500;2500)" office:value-type="float" office:value="2468" calcext:value-type="float">
            <text:p>246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81; 88)" office:value-type="float" office:value="82" calcext:value-type="float">
            <text:p>82</text:p>
          </table:table-cell>
          <table:table-cell table:formula="of:=RANDBETWEEN(65; 93)" office:value-type="float" office:value="67" calcext:value-type="float">
            <text:p>67</text:p>
          </table:table-cell>
          <table:table-cell table:formula="of:=RANDBETWEEN(70; 88)" office:value-type="float" office:value="74" calcext:value-type="float">
            <text:p>74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70; 85)" office:value-type="float" office:value="70" calcext:value-type="float">
            <text:p>7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1240" calcext:value-type="float">
            <text:p>1240</text:p>
          </table:table-cell>
          <table:table-cell table:formula="of:=RANDBETWEEN(1100;2200)" office:value-type="float" office:value="2041" calcext:value-type="float">
            <text:p>2041</text:p>
          </table:table-cell>
          <table:table-cell table:formula="of:=RANDBETWEEN(1500;2500)"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81; 88)" office:value-type="float" office:value="88" calcext:value-type="float">
            <text:p>88</text:p>
          </table:table-cell>
          <table:table-cell table:formula="of:=RANDBETWEEN(65; 93)" office:value-type="float" office:value="83" calcext:value-type="float">
            <text:p>83</text:p>
          </table:table-cell>
          <table:table-cell table:formula="of:=RANDBETWEEN(70; 88)" office:value-type="float" office:value="78" calcext:value-type="float">
            <text:p>78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70; 85)" office:value-type="float" office:value="85" calcext:value-type="float">
            <text:p>85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547" calcext:value-type="float">
            <text:p>1547</text:p>
          </table:table-cell>
          <table:table-cell table:formula="of:=RANDBETWEEN(1100;2200)" office:value-type="float" office:value="1173" calcext:value-type="float">
            <text:p>1173</text:p>
          </table:table-cell>
          <table:table-cell table:formula="of:=RANDBETWEEN(1500;2500)" office:value-type="float" office:value="1777" calcext:value-type="float">
            <text:p>177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81; 88)" office:value-type="float" office:value="84" calcext:value-type="float">
            <text:p>84</text:p>
          </table:table-cell>
          <table:table-cell table:formula="of:=RANDBETWEEN(65; 93)" office:value-type="float" office:value="86" calcext:value-type="float">
            <text:p>86</text:p>
          </table:table-cell>
          <table:table-cell table:formula="of:=RANDBETWEEN(70; 88)" office:value-type="float" office:value="75" calcext:value-type="float">
            <text:p>75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70; 85)" office:value-type="float" office:value="80" calcext:value-type="float">
            <text:p>80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880" calcext:value-type="float">
            <text:p>880</text:p>
          </table:table-cell>
          <table:table-cell table:formula="of:=RANDBETWEEN(1100;2200)" office:value-type="float" office:value="1589" calcext:value-type="float">
            <text:p>1589</text:p>
          </table:table-cell>
          <table:table-cell table:formula="of:=RANDBETWEEN(1500;2500)"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81; 88)" office:value-type="float" office:value="87" calcext:value-type="float">
            <text:p>87</text:p>
          </table:table-cell>
          <table:table-cell table:formula="of:=RANDBETWEEN(65; 93)" office:value-type="float" office:value="66" calcext:value-type="float">
            <text:p>66</text:p>
          </table:table-cell>
          <table:table-cell table:formula="of:=RANDBETWEEN(70; 88)" office:value-type="float" office:value="86" calcext:value-type="float">
            <text:p>86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70; 85)" office:value-type="float" office:value="80" calcext:value-type="float">
            <text:p>8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832" calcext:value-type="float">
            <text:p>832</text:p>
          </table:table-cell>
          <table:table-cell table:formula="of:=RANDBETWEEN(1100;2200)" office:value-type="float" office:value="1206" calcext:value-type="float">
            <text:p>1206</text:p>
          </table:table-cell>
          <table:table-cell table:formula="of:=RANDBETWEEN(1500;2500)"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81; 88)" office:value-type="float" office:value="87" calcext:value-type="float">
            <text:p>87</text:p>
          </table:table-cell>
          <table:table-cell table:formula="of:=RANDBETWEEN(65; 93)" office:value-type="float" office:value="86" calcext:value-type="float">
            <text:p>86</text:p>
          </table:table-cell>
          <table:table-cell table:formula="of:=RANDBETWEEN(70; 88)" office:value-type="float" office:value="76" calcext:value-type="float">
            <text:p>76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4" calcext:value-type="float">
            <text:p>94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093" calcext:value-type="float">
            <text:p>1093</text:p>
          </table:table-cell>
          <table:table-cell table:formula="of:=RANDBETWEEN(1100;2200)" office:value-type="float" office:value="1131" calcext:value-type="float">
            <text:p>1131</text:p>
          </table:table-cell>
          <table:table-cell table:formula="of:=RANDBETWEEN(1500;2500)"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81; 88)" office:value-type="float" office:value="88" calcext:value-type="float">
            <text:p>88</text:p>
          </table:table-cell>
          <table:table-cell table:formula="of:=RANDBETWEEN(65; 93)" office:value-type="float" office:value="86" calcext:value-type="float">
            <text:p>86</text:p>
          </table:table-cell>
          <table:table-cell table:formula="of:=RANDBETWEEN(70; 88)" office:value-type="float" office:value="71" calcext:value-type="float">
            <text:p>7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502" calcext:value-type="float">
            <text:p>1502</text:p>
          </table:table-cell>
          <table:table-cell table:formula="of:=RANDBETWEEN(1100;2200)" office:value-type="float" office:value="1431" calcext:value-type="float">
            <text:p>1431</text:p>
          </table:table-cell>
          <table:table-cell table:formula="of:=RANDBETWEEN(1500;2500)"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81; 88)" office:value-type="float" office:value="87" calcext:value-type="float">
            <text:p>87</text:p>
          </table:table-cell>
          <table:table-cell table:formula="of:=RANDBETWEEN(65; 93)" office:value-type="float" office:value="74" calcext:value-type="float">
            <text:p>74</text:p>
          </table:table-cell>
          <table:table-cell table:formula="of:=RANDBETWEEN(70; 88)" office:value-type="float" office:value="85" calcext:value-type="float">
            <text:p>85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91; 95)" office:value-type="float" office:value="93" calcext:value-type="float">
            <text:p>93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500" calcext:value-type="float">
            <text:p>1500</text:p>
          </table:table-cell>
          <table:table-cell table:formula="of:=RANDBETWEEN(1100;2200)" office:value-type="float" office:value="2169" calcext:value-type="float">
            <text:p>2169</text:p>
          </table:table-cell>
          <table:table-cell table:formula="of:=RANDBETWEEN(1500;2500)"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81; 88)" office:value-type="float" office:value="87" calcext:value-type="float">
            <text:p>87</text:p>
          </table:table-cell>
          <table:table-cell table:formula="of:=RANDBETWEEN(65; 93)" office:value-type="float" office:value="81" calcext:value-type="float">
            <text:p>81</text:p>
          </table:table-cell>
          <table:table-cell table:formula="of:=RANDBETWEEN(70; 88)" office:value-type="float" office:value="87" calcext:value-type="float">
            <text:p>87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097" calcext:value-type="float">
            <text:p>1097</text:p>
          </table:table-cell>
          <table:table-cell table:formula="of:=RANDBETWEEN(1100;2200)" office:value-type="float" office:value="1432" calcext:value-type="float">
            <text:p>1432</text:p>
          </table:table-cell>
          <table:table-cell table:formula="of:=RANDBETWEEN(1500;2500)"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81; 88)" office:value-type="float" office:value="88" calcext:value-type="float">
            <text:p>88</text:p>
          </table:table-cell>
          <table:table-cell table:formula="of:=RANDBETWEEN(65; 93)" office:value-type="float" office:value="78" calcext:value-type="float">
            <text:p>78</text:p>
          </table:table-cell>
          <table:table-cell table:formula="of:=RANDBETWEEN(70; 88)" office:value-type="float" office:value="78" calcext:value-type="float">
            <text:p>78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136" calcext:value-type="float">
            <text:p>1136</text:p>
          </table:table-cell>
          <table:table-cell table:formula="of:=RANDBETWEEN(1100;2200)" office:value-type="float" office:value="2038" calcext:value-type="float">
            <text:p>2038</text:p>
          </table:table-cell>
          <table:table-cell table:formula="of:=RANDBETWEEN(1500;2500)"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81; 88)" office:value-type="float" office:value="82" calcext:value-type="float">
            <text:p>82</text:p>
          </table:table-cell>
          <table:table-cell table:formula="of:=RANDBETWEEN(65; 93)" office:value-type="float" office:value="79" calcext:value-type="float">
            <text:p>79</text:p>
          </table:table-cell>
          <table:table-cell table:formula="of:=RANDBETWEEN(70; 88)" office:value-type="float" office:value="73" calcext:value-type="float">
            <text:p>73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1039" calcext:value-type="float">
            <text:p>1039</text:p>
          </table:table-cell>
          <table:table-cell table:formula="of:=RANDBETWEEN(1100;2200)" office:value-type="float" office:value="2012" calcext:value-type="float">
            <text:p>2012</text:p>
          </table:table-cell>
          <table:table-cell table:formula="of:=RANDBETWEEN(1500;2500)" office:value-type="float" office:value="1790" calcext:value-type="float">
            <text:p>179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81; 88)" office:value-type="float" office:value="84" calcext:value-type="float">
            <text:p>84</text:p>
          </table:table-cell>
          <table:table-cell table:formula="of:=RANDBETWEEN(65; 93)" office:value-type="float" office:value="77" calcext:value-type="float">
            <text:p>77</text:p>
          </table:table-cell>
          <table:table-cell table:formula="of:=RANDBETWEEN(70; 88)" office:value-type="float" office:value="86" calcext:value-type="float">
            <text:p>86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446" calcext:value-type="float">
            <text:p>1446</text:p>
          </table:table-cell>
          <table:table-cell table:formula="of:=RANDBETWEEN(1100;2200)" office:value-type="float" office:value="1943" calcext:value-type="float">
            <text:p>1943</text:p>
          </table:table-cell>
          <table:table-cell table:formula="of:=RANDBETWEEN(1500;2500)"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81; 88)" office:value-type="float" office:value="85" calcext:value-type="float">
            <text:p>85</text:p>
          </table:table-cell>
          <table:table-cell table:formula="of:=RANDBETWEEN(65; 93)" office:value-type="float" office:value="79" calcext:value-type="float">
            <text:p>79</text:p>
          </table:table-cell>
          <table:table-cell table:formula="of:=RANDBETWEEN(70; 88)" office:value-type="float" office:value="87" calcext:value-type="float">
            <text:p>87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109" calcext:value-type="float">
            <text:p>1109</text:p>
          </table:table-cell>
          <table:table-cell table:formula="of:=RANDBETWEEN(1100;2200)" office:value-type="float" office:value="1139" calcext:value-type="float">
            <text:p>1139</text:p>
          </table:table-cell>
          <table:table-cell table:formula="of:=RANDBETWEEN(1500;2500)"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81; 88)" office:value-type="float" office:value="87" calcext:value-type="float">
            <text:p>87</text:p>
          </table:table-cell>
          <table:table-cell table:formula="of:=RANDBETWEEN(65; 93)" office:value-type="float" office:value="80" calcext:value-type="float">
            <text:p>80</text:p>
          </table:table-cell>
          <table:table-cell table:formula="of:=RANDBETWEEN(70; 88)" office:value-type="float" office:value="75" calcext:value-type="float">
            <text:p>75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1145" calcext:value-type="float">
            <text:p>1145</text:p>
          </table:table-cell>
          <table:table-cell table:formula="of:=RANDBETWEEN(1100;2200)" office:value-type="float" office:value="2144" calcext:value-type="float">
            <text:p>2144</text:p>
          </table:table-cell>
          <table:table-cell table:formula="of:=RANDBETWEEN(1500;2500)" office:value-type="float" office:value="2350" calcext:value-type="float">
            <text:p>235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81; 88)" office:value-type="float" office:value="82" calcext:value-type="float">
            <text:p>82</text:p>
          </table:table-cell>
          <table:table-cell table:formula="of:=RANDBETWEEN(65; 93)" office:value-type="float" office:value="81" calcext:value-type="float">
            <text:p>81</text:p>
          </table:table-cell>
          <table:table-cell table:formula="of:=RANDBETWEEN(70; 88)" office:value-type="float" office:value="81" calcext:value-type="float">
            <text:p>8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033" calcext:value-type="float">
            <text:p>1033</text:p>
          </table:table-cell>
          <table:table-cell table:formula="of:=RANDBETWEEN(1100;2200)" office:value-type="float" office:value="1633" calcext:value-type="float">
            <text:p>1633</text:p>
          </table:table-cell>
          <table:table-cell table:formula="of:=RANDBETWEEN(1500;2500)"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81; 88)" office:value-type="float" office:value="84" calcext:value-type="float">
            <text:p>84</text:p>
          </table:table-cell>
          <table:table-cell table:formula="of:=RANDBETWEEN(65; 93)" office:value-type="float" office:value="70" calcext:value-type="float">
            <text:p>70</text:p>
          </table:table-cell>
          <table:table-cell table:formula="of:=RANDBETWEEN(70; 88)" office:value-type="float" office:value="79" calcext:value-type="float">
            <text:p>79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636" calcext:value-type="float">
            <text:p>1636</text:p>
          </table:table-cell>
          <table:table-cell table:formula="of:=RANDBETWEEN(1100;2200)" office:value-type="float" office:value="2194" calcext:value-type="float">
            <text:p>2194</text:p>
          </table:table-cell>
          <table:table-cell table:formula="of:=RANDBETWEEN(1500;2500)"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81; 88)" office:value-type="float" office:value="86" calcext:value-type="float">
            <text:p>86</text:p>
          </table:table-cell>
          <table:table-cell table:formula="of:=RANDBETWEEN(65; 93)" office:value-type="float" office:value="74" calcext:value-type="float">
            <text:p>74</text:p>
          </table:table-cell>
          <table:table-cell table:formula="of:=RANDBETWEEN(70; 88)" office:value-type="float" office:value="70" calcext:value-type="float">
            <text:p>7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231" calcext:value-type="float">
            <text:p>1231</text:p>
          </table:table-cell>
          <table:table-cell table:formula="of:=RANDBETWEEN(1100;2200)" office:value-type="float" office:value="1401" calcext:value-type="float">
            <text:p>1401</text:p>
          </table:table-cell>
          <table:table-cell table:formula="of:=RANDBETWEEN(1500;2500)" office:value-type="float" office:value="1601" calcext:value-type="float">
            <text:p>160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81; 88)" office:value-type="float" office:value="81" calcext:value-type="float">
            <text:p>81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70; 88)" office:value-type="float" office:value="82" calcext:value-type="float">
            <text:p>82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3" calcext:value-type="float">
            <text:p>93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482" calcext:value-type="float">
            <text:p>1482</text:p>
          </table:table-cell>
          <table:table-cell table:formula="of:=RANDBETWEEN(1100;2200)" office:value-type="float" office:value="1679" calcext:value-type="float">
            <text:p>1679</text:p>
          </table:table-cell>
          <table:table-cell table:formula="of:=RANDBETWEEN(1500;2500)"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81; 88)" office:value-type="float" office:value="84" calcext:value-type="float">
            <text:p>84</text:p>
          </table:table-cell>
          <table:table-cell table:formula="of:=RANDBETWEEN(89; 98)" office:value-type="float" office:value="93" calcext:value-type="float">
            <text:p>93</text:p>
          </table:table-cell>
          <table:table-cell table:formula="of:=RANDBETWEEN(70; 88)" office:value-type="float" office:value="83" calcext:value-type="float">
            <text:p>83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1" calcext:value-type="float">
            <text:p>9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655" calcext:value-type="float">
            <text:p>1655</text:p>
          </table:table-cell>
          <table:table-cell table:formula="of:=RANDBETWEEN(1100;2200)" office:value-type="float" office:value="2170" calcext:value-type="float">
            <text:p>2170</text:p>
          </table:table-cell>
          <table:table-cell table:formula="of:=RANDBETWEEN(1500;2500)"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81; 88)" office:value-type="float" office:value="85" calcext:value-type="float">
            <text:p>85</text:p>
          </table:table-cell>
          <table:table-cell table:formula="of:=RANDBETWEEN(89; 98)" office:value-type="float" office:value="94" calcext:value-type="float">
            <text:p>94</text:p>
          </table:table-cell>
          <table:table-cell table:formula="of:=RANDBETWEEN(70; 88)" office:value-type="float" office:value="72" calcext:value-type="float">
            <text:p>72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925" calcext:value-type="float">
            <text:p>925</text:p>
          </table:table-cell>
          <table:table-cell table:formula="of:=RANDBETWEEN(1100;2200)" office:value-type="float" office:value="2116" calcext:value-type="float">
            <text:p>2116</text:p>
          </table:table-cell>
          <table:table-cell table:formula="of:=RANDBETWEEN(1500;2500)"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81; 88)" office:value-type="float" office:value="82" calcext:value-type="float">
            <text:p>82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70; 88)" office:value-type="float" office:value="84" calcext:value-type="float">
            <text:p>84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91; 95)" office:value-type="float" office:value="93" calcext:value-type="float">
            <text:p>93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154" calcext:value-type="float">
            <text:p>1154</text:p>
          </table:table-cell>
          <table:table-cell table:formula="of:=RANDBETWEEN(1100;2200)" office:value-type="float" office:value="1629" calcext:value-type="float">
            <text:p>1629</text:p>
          </table:table-cell>
          <table:table-cell table:formula="of:=RANDBETWEEN(1500;2500)" office:value-type="float" office:value="1529" calcext:value-type="float">
            <text:p>152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81; 88)" office:value-type="float" office:value="84" calcext:value-type="float">
            <text:p>84</text:p>
          </table:table-cell>
          <table:table-cell table:formula="of:=RANDBETWEEN(89; 98)" office:value-type="float" office:value="97" calcext:value-type="float">
            <text:p>97</text:p>
          </table:table-cell>
          <table:table-cell table:formula="of:=RANDBETWEEN(70; 88)" office:value-type="float" office:value="75" calcext:value-type="float">
            <text:p>75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91; 95)" office:value-type="float" office:value="93" calcext:value-type="float">
            <text:p>93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1512" calcext:value-type="float">
            <text:p>1512</text:p>
          </table:table-cell>
          <table:table-cell table:formula="of:=RANDBETWEEN(1100;2200)" office:value-type="float" office:value="2056" calcext:value-type="float">
            <text:p>2056</text:p>
          </table:table-cell>
          <table:table-cell table:formula="of:=RANDBETWEEN(1500;2500)" office:value-type="float" office:value="1628" calcext:value-type="float">
            <text:p>162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81; 88)" office:value-type="float" office:value="85" calcext:value-type="float">
            <text:p>85</text:p>
          </table:table-cell>
          <table:table-cell table:formula="of:=RANDBETWEEN(89; 98)" office:value-type="float" office:value="93" calcext:value-type="float">
            <text:p>93</text:p>
          </table:table-cell>
          <table:table-cell table:formula="of:=RANDBETWEEN(70; 88)" office:value-type="float" office:value="84" calcext:value-type="float">
            <text:p>84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91; 95)" office:value-type="float" office:value="93" calcext:value-type="float">
            <text:p>93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370" calcext:value-type="float">
            <text:p>1370</text:p>
          </table:table-cell>
          <table:table-cell table:formula="of:=RANDBETWEEN(1100;2200)" office:value-type="float" office:value="1565" calcext:value-type="float">
            <text:p>1565</text:p>
          </table:table-cell>
          <table:table-cell table:formula="of:=RANDBETWEEN(1500;2500)"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81; 88)" office:value-type="float" office:value="81" calcext:value-type="float">
            <text:p>81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70; 88)" office:value-type="float" office:value="81" calcext:value-type="float">
            <text:p>8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91; 95)" office:value-type="float" office:value="94" calcext:value-type="float">
            <text:p>94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913" calcext:value-type="float">
            <text:p>913</text:p>
          </table:table-cell>
          <table:table-cell table:formula="of:=RANDBETWEEN(1100;2200)" office:value-type="float" office:value="2195" calcext:value-type="float">
            <text:p>2195</text:p>
          </table:table-cell>
          <table:table-cell table:formula="of:=RANDBETWEEN(1500;2500)"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81; 88)" office:value-type="float" office:value="86" calcext:value-type="float">
            <text:p>86</text:p>
          </table:table-cell>
          <table:table-cell table:formula="of:=RANDBETWEEN(89; 98)" office:value-type="float" office:value="89" calcext:value-type="float">
            <text:p>89</text:p>
          </table:table-cell>
          <table:table-cell table:formula="of:=RANDBETWEEN(70; 88)" office:value-type="float" office:value="71" calcext:value-type="float">
            <text:p>7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062" calcext:value-type="float">
            <text:p>1062</text:p>
          </table:table-cell>
          <table:table-cell table:formula="of:=RANDBETWEEN(1100;2200)" office:value-type="float" office:value="1388" calcext:value-type="float">
            <text:p>1388</text:p>
          </table:table-cell>
          <table:table-cell table:formula="of:=RANDBETWEEN(1500;2500)"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81; 88)" office:value-type="float" office:value="82" calcext:value-type="float">
            <text:p>82</text:p>
          </table:table-cell>
          <table:table-cell table:formula="of:=RANDBETWEEN(89; 98)" office:value-type="float" office:value="96" calcext:value-type="float">
            <text:p>96</text:p>
          </table:table-cell>
          <table:table-cell table:formula="of:=RANDBETWEEN(70; 88)" office:value-type="float" office:value="74" calcext:value-type="float">
            <text:p>74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168" calcext:value-type="float">
            <text:p>1168</text:p>
          </table:table-cell>
          <table:table-cell table:formula="of:=RANDBETWEEN(1100;2200)" office:value-type="float" office:value="1474" calcext:value-type="float">
            <text:p>1474</text:p>
          </table:table-cell>
          <table:table-cell table:formula="of:=RANDBETWEEN(1500;2500)"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81; 88)" office:value-type="float" office:value="84" calcext:value-type="float">
            <text:p>84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70; 88)" office:value-type="float" office:value="78" calcext:value-type="float">
            <text:p>78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91; 95)" office:value-type="float" office:value="91" calcext:value-type="float">
            <text:p>9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009" calcext:value-type="float">
            <text:p>1009</text:p>
          </table:table-cell>
          <table:table-cell table:formula="of:=RANDBETWEEN(1100;2200)" office:value-type="float" office:value="1822" calcext:value-type="float">
            <text:p>1822</text:p>
          </table:table-cell>
          <table:table-cell table:formula="of:=RANDBETWEEN(1500;2500)"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81; 88)" office:value-type="float" office:value="86" calcext:value-type="float">
            <text:p>86</text:p>
          </table:table-cell>
          <table:table-cell table:formula="of:=RANDBETWEEN(89; 98)" office:value-type="float" office:value="98" calcext:value-type="float">
            <text:p>98</text:p>
          </table:table-cell>
          <table:table-cell table:formula="of:=RANDBETWEEN(70; 88)" office:value-type="float" office:value="84" calcext:value-type="float">
            <text:p>84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188" calcext:value-type="float">
            <text:p>1188</text:p>
          </table:table-cell>
          <table:table-cell table:formula="of:=RANDBETWEEN(1100;2200)" office:value-type="float" office:value="2168" calcext:value-type="float">
            <text:p>2168</text:p>
          </table:table-cell>
          <table:table-cell table:formula="of:=RANDBETWEEN(1500;2500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81; 88)" office:value-type="float" office:value="84" calcext:value-type="float">
            <text:p>84</text:p>
          </table:table-cell>
          <table:table-cell table:formula="of:=RANDBETWEEN(89; 98)" office:value-type="float" office:value="91" calcext:value-type="float">
            <text:p>91</text:p>
          </table:table-cell>
          <table:table-cell table:formula="of:=RANDBETWEEN(70; 88)" office:value-type="float" office:value="70" calcext:value-type="float">
            <text:p>7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256" calcext:value-type="float">
            <text:p>1256</text:p>
          </table:table-cell>
          <table:table-cell table:formula="of:=RANDBETWEEN(1100;2200)" office:value-type="float" office:value="1767" calcext:value-type="float">
            <text:p>1767</text:p>
          </table:table-cell>
          <table:table-cell table:formula="of:=RANDBETWEEN(1500;2500)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81; 88)" office:value-type="float" office:value="82" calcext:value-type="float">
            <text:p>82</text:p>
          </table:table-cell>
          <table:table-cell table:formula="of:=RANDBETWEEN(89; 98)" office:value-type="float" office:value="91" calcext:value-type="float">
            <text:p>91</text:p>
          </table:table-cell>
          <table:table-cell table:formula="of:=RANDBETWEEN(70; 88)" office:value-type="float" office:value="87" calcext:value-type="float">
            <text:p>87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886" calcext:value-type="float">
            <text:p>886</text:p>
          </table:table-cell>
          <table:table-cell table:formula="of:=RANDBETWEEN(1100;2200)" office:value-type="float" office:value="1142" calcext:value-type="float">
            <text:p>1142</text:p>
          </table:table-cell>
          <table:table-cell table:formula="of:=RANDBETWEEN(1500;2500)"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81; 88)" office:value-type="float" office:value="83" calcext:value-type="float">
            <text:p>83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70; 88)" office:value-type="float" office:value="71" calcext:value-type="float">
            <text:p>7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608" calcext:value-type="float">
            <text:p>1608</text:p>
          </table:table-cell>
          <table:table-cell table:formula="of:=RANDBETWEEN(1100;2200)" office:value-type="float" office:value="1809" calcext:value-type="float">
            <text:p>1809</text:p>
          </table:table-cell>
          <table:table-cell table:formula="of:=RANDBETWEEN(1500;2500)"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81; 88)" office:value-type="float" office:value="83" calcext:value-type="float">
            <text:p>83</text:p>
          </table:table-cell>
          <table:table-cell table:formula="of:=RANDBETWEEN(89; 98)" office:value-type="float" office:value="90" calcext:value-type="float">
            <text:p>90</text:p>
          </table:table-cell>
          <table:table-cell table:formula="of:=RANDBETWEEN(70; 88)" office:value-type="float" office:value="77" calcext:value-type="float">
            <text:p>77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587" calcext:value-type="float">
            <text:p>1587</text:p>
          </table:table-cell>
          <table:table-cell table:formula="of:=RANDBETWEEN(1100;2200)" office:value-type="float" office:value="1995" calcext:value-type="float">
            <text:p>1995</text:p>
          </table:table-cell>
          <table:table-cell table:formula="of:=RANDBETWEEN(1500;2500)" office:value-type="float" office:value="2309" calcext:value-type="float">
            <text:p>230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81; 88)" office:value-type="float" office:value="81" calcext:value-type="float">
            <text:p>81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70; 88)" office:value-type="float" office:value="71" calcext:value-type="float">
            <text:p>7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91; 95)" office:value-type="float" office:value="93" calcext:value-type="float">
            <text:p>93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971" calcext:value-type="float">
            <text:p>971</text:p>
          </table:table-cell>
          <table:table-cell table:formula="of:=RANDBETWEEN(1100;2200)" office:value-type="float" office:value="1357" calcext:value-type="float">
            <text:p>1357</text:p>
          </table:table-cell>
          <table:table-cell table:formula="of:=RANDBETWEEN(1500;2500)"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88 ; 96)" office:value-type="float" office:value="90" calcext:value-type="float">
            <text:p>90</text:p>
          </table:table-cell>
          <table:table-cell table:formula="of:=RANDBETWEEN(89; 98)" office:value-type="float" office:value="95" calcext:value-type="float">
            <text:p>95</text:p>
          </table:table-cell>
          <table:table-cell table:formula="of:=RANDBETWEEN(70; 88)" office:value-type="float" office:value="87" calcext:value-type="float">
            <text:p>87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863" calcext:value-type="float">
            <text:p>863</text:p>
          </table:table-cell>
          <table:table-cell table:formula="of:=RANDBETWEEN(1100;2200)" office:value-type="float" office:value="1561" calcext:value-type="float">
            <text:p>1561</text:p>
          </table:table-cell>
          <table:table-cell table:formula="of:=RANDBETWEEN(1500;2500)" office:value-type="float" office:value="2473" calcext:value-type="float">
            <text:p>247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88 ; 96)" office:value-type="float" office:value="93" calcext:value-type="float">
            <text:p>93</text:p>
          </table:table-cell>
          <table:table-cell table:formula="of:=RANDBETWEEN(89; 98)" office:value-type="float" office:value="96" calcext:value-type="float">
            <text:p>96</text:p>
          </table:table-cell>
          <table:table-cell table:formula="of:=RANDBETWEEN(89; 93)" office:value-type="float" office:value="89" calcext:value-type="float">
            <text:p>89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287" calcext:value-type="float">
            <text:p>1287</text:p>
          </table:table-cell>
          <table:table-cell table:formula="of:=RANDBETWEEN(1100;2200)" office:value-type="float" office:value="1375" calcext:value-type="float">
            <text:p>1375</text:p>
          </table:table-cell>
          <table:table-cell table:formula="of:=RANDBETWEEN(1500;2500)" office:value-type="float" office:value="1646" calcext:value-type="float">
            <text:p>16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88 ; 96)" office:value-type="float" office:value="88" calcext:value-type="float">
            <text:p>88</text:p>
          </table:table-cell>
          <table:table-cell table:formula="of:=RANDBETWEEN(89; 98)" office:value-type="float" office:value="94" calcext:value-type="float">
            <text:p>94</text:p>
          </table:table-cell>
          <table:table-cell table:formula="of:=RANDBETWEEN(89; 93)" office:value-type="float" office:value="93" calcext:value-type="float">
            <text:p>93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4" calcext:value-type="float">
            <text:p>94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357" calcext:value-type="float">
            <text:p>1357</text:p>
          </table:table-cell>
          <table:table-cell table:formula="of:=RANDBETWEEN(1100;2200)" office:value-type="float" office:value="1340" calcext:value-type="float">
            <text:p>1340</text:p>
          </table:table-cell>
          <table:table-cell table:formula="of:=RANDBETWEEN(1500;2500)" office:value-type="float" office:value="2421" calcext:value-type="float">
            <text:p>242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88 ; 96)" office:value-type="float" office:value="88" calcext:value-type="float">
            <text:p>88</text:p>
          </table:table-cell>
          <table:table-cell table:formula="of:=RANDBETWEEN(89; 98)" office:value-type="float" office:value="97" calcext:value-type="float">
            <text:p>97</text:p>
          </table:table-cell>
          <table:table-cell table:formula="of:=RANDBETWEEN(89; 93)" office:value-type="float" office:value="93" calcext:value-type="float">
            <text:p>93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91; 95)" office:value-type="float" office:value="94" calcext:value-type="float">
            <text:p>94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1517" calcext:value-type="float">
            <text:p>1517</text:p>
          </table:table-cell>
          <table:table-cell table:formula="of:=RANDBETWEEN(1100;2200)" office:value-type="float" office:value="1172" calcext:value-type="float">
            <text:p>1172</text:p>
          </table:table-cell>
          <table:table-cell table:formula="of:=RANDBETWEEN(1500;2500)"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88 ; 96)" office:value-type="float" office:value="92" calcext:value-type="float">
            <text:p>92</text:p>
          </table:table-cell>
          <table:table-cell table:formula="of:=RANDBETWEEN(89; 98)" office:value-type="float" office:value="98" calcext:value-type="float">
            <text:p>98</text:p>
          </table:table-cell>
          <table:table-cell table:formula="of:=RANDBETWEEN(89; 93)" office:value-type="float" office:value="91" calcext:value-type="float">
            <text:p>9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91; 95)" office:value-type="float" office:value="91" calcext:value-type="float">
            <text:p>9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930" calcext:value-type="float">
            <text:p>930</text:p>
          </table:table-cell>
          <table:table-cell table:formula="of:=RANDBETWEEN(1100;2200)" office:value-type="float" office:value="1227" calcext:value-type="float">
            <text:p>1227</text:p>
          </table:table-cell>
          <table:table-cell table:formula="of:=RANDBETWEEN(1500;2500)" office:value-type="float" office:value="2482" calcext:value-type="float">
            <text:p>24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88 ; 96)" office:value-type="float" office:value="95" calcext:value-type="float">
            <text:p>95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89; 93)" office:value-type="float" office:value="89" calcext:value-type="float">
            <text:p>89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91; 95)" office:value-type="float" office:value="94" calcext:value-type="float">
            <text:p>94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097" calcext:value-type="float">
            <text:p>1097</text:p>
          </table:table-cell>
          <table:table-cell table:formula="of:=RANDBETWEEN(1100;2200)" office:value-type="float" office:value="1380" calcext:value-type="float">
            <text:p>1380</text:p>
          </table:table-cell>
          <table:table-cell table:formula="of:=RANDBETWEEN(1500;2500)"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88 ; 96)" office:value-type="float" office:value="89" calcext:value-type="float">
            <text:p>89</text:p>
          </table:table-cell>
          <table:table-cell table:formula="of:=RANDBETWEEN(89; 98)" office:value-type="float" office:value="94" calcext:value-type="float">
            <text:p>94</text:p>
          </table:table-cell>
          <table:table-cell table:formula="of:=RANDBETWEEN(89; 93)" office:value-type="float" office:value="91" calcext:value-type="float">
            <text:p>9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800;1700)" office:value-type="float" office:value="1417" calcext:value-type="float">
            <text:p>1417</text:p>
          </table:table-cell>
          <table:table-cell table:formula="of:=RANDBETWEEN(1100;2200)" office:value-type="float" office:value="1353" calcext:value-type="float">
            <text:p>1353</text:p>
          </table:table-cell>
          <table:table-cell table:formula="of:=RANDBETWEEN(1500;2500)" office:value-type="float" office:value="1779" calcext:value-type="float">
            <text:p>177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88 ; 96)" office:value-type="float" office:value="92" calcext:value-type="float">
            <text:p>92</text:p>
          </table:table-cell>
          <table:table-cell table:formula="of:=RANDBETWEEN(89; 98)" office:value-type="float" office:value="94" calcext:value-type="float">
            <text:p>94</text:p>
          </table:table-cell>
          <table:table-cell table:formula="of:=RANDBETWEEN(89; 93)" office:value-type="float" office:value="91" calcext:value-type="float">
            <text:p>91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4" calcext:value-type="float">
            <text:p>94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202" calcext:value-type="float">
            <text:p>1202</text:p>
          </table:table-cell>
          <table:table-cell table:formula="of:=RANDBETWEEN(1100;2200)" office:value-type="float" office:value="1657" calcext:value-type="float">
            <text:p>1657</text:p>
          </table:table-cell>
          <table:table-cell table:formula="of:=RANDBETWEEN(1500;2500)"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88 ; 96)" office:value-type="float" office:value="90" calcext:value-type="float">
            <text:p>90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89; 93)" office:value-type="float" office:value="90" calcext:value-type="float">
            <text:p>9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361" calcext:value-type="float">
            <text:p>1361</text:p>
          </table:table-cell>
          <table:table-cell table:formula="of:=RANDBETWEEN(1100;2200)" office:value-type="float" office:value="1145" calcext:value-type="float">
            <text:p>1145</text:p>
          </table:table-cell>
          <table:table-cell table:formula="of:=RANDBETWEEN(1500;2500)"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88 ; 96)" office:value-type="float" office:value="93" calcext:value-type="float">
            <text:p>93</text:p>
          </table:table-cell>
          <table:table-cell table:formula="of:=RANDBETWEEN(89; 98)" office:value-type="float" office:value="98" calcext:value-type="float">
            <text:p>98</text:p>
          </table:table-cell>
          <table:table-cell table:formula="of:=RANDBETWEEN(89; 93)" office:value-type="float" office:value="90" calcext:value-type="float">
            <text:p>9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91; 95)" office:value-type="float" office:value="91" calcext:value-type="float">
            <text:p>91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816" calcext:value-type="float">
            <text:p>816</text:p>
          </table:table-cell>
          <table:table-cell table:formula="of:=RANDBETWEEN(1100;2200)" office:value-type="float" office:value="1403" calcext:value-type="float">
            <text:p>1403</text:p>
          </table:table-cell>
          <table:table-cell table:formula="of:=RANDBETWEEN(1500;2500)"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88 ; 96)" office:value-type="float" office:value="88" calcext:value-type="float">
            <text:p>88</text:p>
          </table:table-cell>
          <table:table-cell table:formula="of:=RANDBETWEEN(89; 98)" office:value-type="float" office:value="93" calcext:value-type="float">
            <text:p>93</text:p>
          </table:table-cell>
          <table:table-cell table:formula="of:=RANDBETWEEN(89; 93)" office:value-type="float" office:value="89" calcext:value-type="float">
            <text:p>89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018" calcext:value-type="float">
            <text:p>1018</text:p>
          </table:table-cell>
          <table:table-cell table:formula="of:=RANDBETWEEN(1100;2200)" office:value-type="float" office:value="2138" calcext:value-type="float">
            <text:p>2138</text:p>
          </table:table-cell>
          <table:table-cell table:formula="of:=RANDBETWEEN(1500;2500)" office:value-type="float" office:value="1819" calcext:value-type="float">
            <text:p>181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88 ; 96)" office:value-type="float" office:value="96" calcext:value-type="float">
            <text:p>96</text:p>
          </table:table-cell>
          <table:table-cell table:formula="of:=RANDBETWEEN(89; 98)" office:value-type="float" office:value="89" calcext:value-type="float">
            <text:p>89</text:p>
          </table:table-cell>
          <table:table-cell table:formula="of:=RANDBETWEEN(89; 93)" office:value-type="float" office:value="90" calcext:value-type="float">
            <text:p>90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356" calcext:value-type="float">
            <text:p>1356</text:p>
          </table:table-cell>
          <table:table-cell table:formula="of:=RANDBETWEEN(1100;2200)" office:value-type="float" office:value="1441" calcext:value-type="float">
            <text:p>1441</text:p>
          </table:table-cell>
          <table:table-cell table:formula="of:=RANDBETWEEN(1500;2500)"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88 ; 96)" office:value-type="float" office:value="90" calcext:value-type="float">
            <text:p>90</text:p>
          </table:table-cell>
          <table:table-cell table:formula="of:=RANDBETWEEN(89; 98)" office:value-type="float" office:value="90" calcext:value-type="float">
            <text:p>90</text:p>
          </table:table-cell>
          <table:table-cell table:formula="of:=RANDBETWEEN(89; 93)" office:value-type="float" office:value="93" calcext:value-type="float">
            <text:p>93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4" calcext:value-type="float">
            <text:p>94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800;1700)" office:value-type="float" office:value="1322" calcext:value-type="float">
            <text:p>1322</text:p>
          </table:table-cell>
          <table:table-cell table:formula="of:=RANDBETWEEN(1100;2200)" office:value-type="float" office:value="1137" calcext:value-type="float">
            <text:p>1137</text:p>
          </table:table-cell>
          <table:table-cell table:formula="of:=RANDBETWEEN(1500;2500)" office:value-type="float" office:value="1621" calcext:value-type="float">
            <text:p>162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88 ; 96)" office:value-type="float" office:value="93" calcext:value-type="float">
            <text:p>93</text:p>
          </table:table-cell>
          <table:table-cell table:formula="of:=RANDBETWEEN(89; 98)" office:value-type="float" office:value="97" calcext:value-type="float">
            <text:p>97</text:p>
          </table:table-cell>
          <table:table-cell table:formula="of:=RANDBETWEEN(89; 93)" office:value-type="float" office:value="93" calcext:value-type="float">
            <text:p>93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983" calcext:value-type="float">
            <text:p>983</text:p>
          </table:table-cell>
          <table:table-cell table:formula="of:=RANDBETWEEN(1100;2200)" office:value-type="float" office:value="1954" calcext:value-type="float">
            <text:p>1954</text:p>
          </table:table-cell>
          <table:table-cell table:formula="of:=RANDBETWEEN(1500;2500)" office:value-type="float" office:value="2406" calcext:value-type="float">
            <text:p>240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88 ; 96)" office:value-type="float" office:value="92" calcext:value-type="float">
            <text:p>92</text:p>
          </table:table-cell>
          <table:table-cell table:formula="of:=RANDBETWEEN(89; 98)" office:value-type="float" office:value="89" calcext:value-type="float">
            <text:p>89</text:p>
          </table:table-cell>
          <table:table-cell table:formula="of:=RANDBETWEEN(89; 93)" office:value-type="float" office:value="91" calcext:value-type="float">
            <text:p>9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907" calcext:value-type="float">
            <text:p>907</text:p>
          </table:table-cell>
          <table:table-cell table:formula="of:=RANDBETWEEN(1100;2200)" office:value-type="float" office:value="1733" calcext:value-type="float">
            <text:p>1733</text:p>
          </table:table-cell>
          <table:table-cell table:formula="of:=RANDBETWEEN(1500;2500)"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88 ; 96)" office:value-type="float" office:value="94" calcext:value-type="float">
            <text:p>94</text:p>
          </table:table-cell>
          <table:table-cell table:formula="of:=RANDBETWEEN(89; 98)" office:value-type="float" office:value="92" calcext:value-type="float">
            <text:p>92</text:p>
          </table:table-cell>
          <table:table-cell table:formula="of:=RANDBETWEEN(89; 93)" office:value-type="float" office:value="90" calcext:value-type="float">
            <text:p>9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945" calcext:value-type="float">
            <text:p>945</text:p>
          </table:table-cell>
          <table:table-cell table:formula="of:=RANDBETWEEN(1100;2200)" office:value-type="float" office:value="2064" calcext:value-type="float">
            <text:p>2064</text:p>
          </table:table-cell>
          <table:table-cell table:formula="of:=RANDBETWEEN(1500;2500)" office:value-type="float" office:value="2269" calcext:value-type="float">
            <text:p>226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88 ; 96)" office:value-type="float" office:value="91" calcext:value-type="float">
            <text:p>91</text:p>
          </table:table-cell>
          <table:table-cell table:formula="of:=RANDBETWEEN(89; 98)" office:value-type="float" office:value="93" calcext:value-type="float">
            <text:p>93</text:p>
          </table:table-cell>
          <table:table-cell table:formula="of:=RANDBETWEEN(89; 93)" office:value-type="float" office:value="93" calcext:value-type="float">
            <text:p>93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199" calcext:value-type="float">
            <text:p>1199</text:p>
          </table:table-cell>
          <table:table-cell table:formula="of:=RANDBETWEEN(1100;2200)" office:value-type="float" office:value="1642" calcext:value-type="float">
            <text:p>1642</text:p>
          </table:table-cell>
          <table:table-cell table:formula="of:=RANDBETWEEN(1500;2500)"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88 ; 96)" office:value-type="float" office:value="94" calcext:value-type="float">
            <text:p>94</text:p>
          </table:table-cell>
          <table:table-cell table:formula="of:=RANDBETWEEN(89; 98)" office:value-type="float" office:value="97" calcext:value-type="float">
            <text:p>97</text:p>
          </table:table-cell>
          <table:table-cell table:formula="of:=RANDBETWEEN(89; 93)" office:value-type="float" office:value="93" calcext:value-type="float">
            <text:p>93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5" calcext:value-type="float">
            <text:p>5</text:p>
          </table:table-cell>
          <table:table-cell table:formula="of:=RANDBETWEEN(800;1700)" office:value-type="float" office:value="1007" calcext:value-type="float">
            <text:p>1007</text:p>
          </table:table-cell>
          <table:table-cell table:formula="of:=RANDBETWEEN(1100;2200)" office:value-type="float" office:value="1390" calcext:value-type="float">
            <text:p>1390</text:p>
          </table:table-cell>
          <table:table-cell table:formula="of:=RANDBETWEEN(1500;2500)" office:value-type="float" office:value="2288" calcext:value-type="float">
            <text:p>22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88 ; 96)" office:value-type="float" office:value="93" calcext:value-type="float">
            <text:p>93</text:p>
          </table:table-cell>
          <table:table-cell table:formula="of:=RANDBETWEEN(89; 98)" office:value-type="float" office:value="95" calcext:value-type="float">
            <text:p>95</text:p>
          </table:table-cell>
          <table:table-cell table:formula="of:=RANDBETWEEN(89; 93)" office:value-type="float" office:value="90" calcext:value-type="float">
            <text:p>90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91; 95)" office:value-type="float" office:value="93" calcext:value-type="float">
            <text:p>93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157" calcext:value-type="float">
            <text:p>1157</text:p>
          </table:table-cell>
          <table:table-cell table:formula="of:=RANDBETWEEN(1100;2200)" office:value-type="float" office:value="1622" calcext:value-type="float">
            <text:p>1622</text:p>
          </table:table-cell>
          <table:table-cell table:formula="of:=RANDBETWEEN(1500;2500)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88 ; 96)" office:value-type="float" office:value="93" calcext:value-type="float">
            <text:p>93</text:p>
          </table:table-cell>
          <table:table-cell table:formula="of:=RANDBETWEEN(89; 98)" office:value-type="float" office:value="97" calcext:value-type="float">
            <text:p>97</text:p>
          </table:table-cell>
          <table:table-cell table:formula="of:=RANDBETWEEN(89; 93)" office:value-type="float" office:value="92" calcext:value-type="float">
            <text:p>92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1" calcext:value-type="float">
            <text:p>1</text:p>
          </table:table-cell>
          <table:table-cell table:formula="of:=RANDBETWEEN(91; 95)" office:value-type="float" office:value="94" calcext:value-type="float">
            <text:p>94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800;1700)" office:value-type="float" office:value="1464" calcext:value-type="float">
            <text:p>1464</text:p>
          </table:table-cell>
          <table:table-cell table:formula="of:=RANDBETWEEN(1100;2200)" office:value-type="float" office:value="1801" calcext:value-type="float">
            <text:p>1801</text:p>
          </table:table-cell>
          <table:table-cell table:formula="of:=RANDBETWEEN(1500;2500)" office:value-type="float" office:value="2497" calcext:value-type="float">
            <text:p>249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88 ; 96)" office:value-type="float" office:value="95" calcext:value-type="float">
            <text:p>95</text:p>
          </table:table-cell>
          <table:table-cell table:formula="of:=RANDBETWEEN(89; 98)" office:value-type="float" office:value="95" calcext:value-type="float">
            <text:p>95</text:p>
          </table:table-cell>
          <table:table-cell table:formula="of:=RANDBETWEEN(89; 93)" office:value-type="float" office:value="92" calcext:value-type="float">
            <text:p>92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655" calcext:value-type="float">
            <text:p>1655</text:p>
          </table:table-cell>
          <table:table-cell table:formula="of:=RANDBETWEEN(1100;2200)" office:value-type="float" office:value="1254" calcext:value-type="float">
            <text:p>1254</text:p>
          </table:table-cell>
          <table:table-cell table:formula="of:=RANDBETWEEN(1500;2500)" office:value-type="float" office:value="2448" calcext:value-type="float">
            <text:p>244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88 ; 96)" office:value-type="float" office:value="93" calcext:value-type="float">
            <text:p>93</text:p>
          </table:table-cell>
          <table:table-cell table:formula="of:=RANDBETWEEN(89; 98)" office:value-type="float" office:value="90" calcext:value-type="float">
            <text:p>90</text:p>
          </table:table-cell>
          <table:table-cell table:formula="of:=RANDBETWEEN(89; 93)" office:value-type="float" office:value="89" calcext:value-type="float">
            <text:p>89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4" calcext:value-type="float">
            <text:p>4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1118" calcext:value-type="float">
            <text:p>1118</text:p>
          </table:table-cell>
          <table:table-cell table:formula="of:=RANDBETWEEN(1100;2200)" office:value-type="float" office:value="1429" calcext:value-type="float">
            <text:p>1429</text:p>
          </table:table-cell>
          <table:table-cell table:formula="of:=RANDBETWEEN(1500;2500)" office:value-type="float" office:value="2241" calcext:value-type="float">
            <text:p>224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88 ; 96)" office:value-type="float" office:value="88" calcext:value-type="float">
            <text:p>88</text:p>
          </table:table-cell>
          <table:table-cell table:formula="of:=RANDBETWEEN(89; 98)" office:value-type="float" office:value="95" calcext:value-type="float">
            <text:p>95</text:p>
          </table:table-cell>
          <table:table-cell table:formula="of:=RANDBETWEEN(89; 93)" office:value-type="float" office:value="92" calcext:value-type="float">
            <text:p>92</text:p>
          </table:table-cell>
          <table:table-cell table:formula="of:=RANDBETWEEN(0; 1)" office:value-type="float" office:value="1" calcext:value-type="float">
            <text:p>1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91; 95)" office:value-type="float" office:value="92" calcext:value-type="float">
            <text:p>92</text:p>
          </table:table-cell>
          <table:table-cell table:formula="of:=RANDBETWEEN(1; 6)" office:value-type="float" office:value="2" calcext:value-type="float">
            <text:p>2</text:p>
          </table:table-cell>
          <table:table-cell table:formula="of:=RANDBETWEEN(800;1700)" office:value-type="float" office:value="1221" calcext:value-type="float">
            <text:p>1221</text:p>
          </table:table-cell>
          <table:table-cell table:formula="of:=RANDBETWEEN(1100;2200)" office:value-type="float" office:value="1174" calcext:value-type="float">
            <text:p>1174</text:p>
          </table:table-cell>
          <table:table-cell table:formula="of:=RANDBETWEEN(1500;2500)"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88 ; 96)" office:value-type="float" office:value="95" calcext:value-type="float">
            <text:p>95</text:p>
          </table:table-cell>
          <table:table-cell table:formula="of:=RANDBETWEEN(89; 98)" office:value-type="float" office:value="94" calcext:value-type="float">
            <text:p>94</text:p>
          </table:table-cell>
          <table:table-cell table:formula="of:=RANDBETWEEN(89; 93)" office:value-type="float" office:value="91" calcext:value-type="float">
            <text:p>91</text:p>
          </table:table-cell>
          <table:table-cell table:formula="of:=RANDBETWEEN(0; 1)" office:value-type="float" office:value="0" calcext:value-type="float">
            <text:p>0</text:p>
          </table:table-cell>
          <table:table-cell table:formula="of:=RANDBETWEEN(1; 6)" office:value-type="float" office:value="6" calcext:value-type="float">
            <text:p>6</text:p>
          </table:table-cell>
          <table:table-cell table:formula="of:=RANDBETWEEN(91; 95)" office:value-type="float" office:value="95" calcext:value-type="float">
            <text:p>95</text:p>
          </table:table-cell>
          <table:table-cell table:formula="of:=RANDBETWEEN(1; 6)" office:value-type="float" office:value="3" calcext:value-type="float">
            <text:p>3</text:p>
          </table:table-cell>
          <table:table-cell table:formula="of:=RANDBETWEEN(800;1700)" office:value-type="float" office:value="876" calcext:value-type="float">
            <text:p>876</text:p>
          </table:table-cell>
          <table:table-cell table:formula="of:=RANDBETWEEN(1100;2200)" office:value-type="float" office:value="1891" calcext:value-type="float">
            <text:p>1891</text:p>
          </table:table-cell>
          <table:table-cell table:formula="of:=RANDBETWEEN(1500;2500)" office:value-type="float" office:value="1737" calcext:value-type="float">
            <text:p>17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0:43:22.373571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0T09:36:23.898399537</meta:creation-date>
    <dc:date>2023-02-20T10:43:34.012257770</dc:date>
    <meta:editing-duration>PT22M46S</meta:editing-duration>
    <meta:editing-cycles>18</meta:editing-cycles>
    <meta:generator>LibreOffice/6.0.7.3$Linux_X86_64 LibreOffice_project/00m0$Build-3</meta:generator>
    <meta:document-statistic meta:table-count="1" meta:cell-count="1111" meta:object-count="0"/>
  </office:meta>
</office:document-meta>
</file>